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ier : texte.odt dans /temp/text01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Doriath</meta:initial-creator>
    <meta:creation-date>2024-03-04T10:09:56.37</meta:creation-date>
    <dc:date>2024-03-04T10:12:24.60</dc:date>
    <dc:creator>Christian Doriath</dc:creator>
    <meta:editing-duration>PT1M11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" meta:word-count="5" meta:character-count="37"/>
  </office:meta>
</office:document-meta>
</file>